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40000001442F5AAE1F509F235.png" manifest:media-type="image/png"/>
  <manifest:file-entry manifest:full-path="Pictures/100000010000001400000014B80FA4E737A55818.png" manifest:media-type="image/png"/>
  <manifest:file-entry manifest:full-path="Pictures/10000001000000140000001431A5F53744E9CC84.png" manifest:media-type="image/png"/>
  <manifest:file-entry manifest:full-path="Pictures/1000000100000014000000146E5923A4FB00ED78.png" manifest:media-type="image/png"/>
  <manifest:file-entry manifest:full-path="Pictures/10000001000000140000001409477686BC8DE9A1.png" manifest:media-type="image/png"/>
  <manifest:file-entry manifest:full-path="Pictures/100000010000001400000014B7E3A10721BE17B2.png" manifest:media-type="image/png"/>
  <manifest:file-entry manifest:full-path="Pictures/100000010000001400000014C87B4471DF002CF4.png" manifest:media-type="image/png"/>
  <manifest:file-entry manifest:full-path="Pictures/100000010000001400000014015C0E65FF571A02.png" manifest:media-type="image/png"/>
  <manifest:file-entry manifest:full-path="Pictures/1000000100000014000000144B551E0AAEFB08C5.png" manifest:media-type="image/png"/>
  <manifest:file-entry manifest:full-path="Pictures/100000010000001400000014B12AA7844922A03A.png" manifest:media-type="image/png"/>
  <manifest:file-entry manifest:full-path="Pictures/10000001000000140000001499EA4905C14B8E92.png" manifest:media-type="image/png"/>
  <manifest:file-entry manifest:full-path="Pictures/1000000100000014000000143A88D7D5B9182E6D.png" manifest:media-type="image/png"/>
  <manifest:file-entry manifest:full-path="Pictures/10000001000000140000001433A5ECC56FA9C944.png" manifest:media-type="image/png"/>
  <manifest:file-entry manifest:full-path="Pictures/100000010000001400000014543399E7E94F288D.png" manifest:media-type="image/png"/>
  <manifest:file-entry manifest:full-path="Pictures/100000010000001400000014ADBF531FAED2AD45.png" manifest:media-type="image/png"/>
  <manifest:file-entry manifest:full-path="Pictures/1000000100000014000000140D75BF989D6B9E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25.7cm" style:page-number="auto" table:align="margins"/>
    </style:style>
    <style:style style:name="Tabela1.A" style:family="table-column">
      <style:table-column-properties style:column-width="4.86cm" style:rel-column-width="2755*"/>
    </style:style>
    <style:style style:name="Tabela1.B" style:family="table-column">
      <style:table-column-properties style:column-width="0.529cm" style:rel-column-width="300*"/>
    </style:style>
    <style:style style:name="Tabela1.C" style:family="table-column">
      <style:table-column-properties style:column-width="4.941cm" style:rel-column-width="2801*"/>
    </style:style>
    <style:style style:name="Tabela1.E" style:family="table-column">
      <style:table-column-properties style:column-width="4.348cm" style:rel-column-width="2465*"/>
    </style:style>
    <style:style style:name="Tabela1.G" style:family="table-column">
      <style:table-column-properties style:column-width="4.644cm" style:rel-column-width="2633*"/>
    </style:style>
    <style:style style:name="Tabela1.I" style:family="table-column">
      <style:table-column-properties style:column-width="4.791cm" style:rel-column-width="2716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Standard">
      <style:text-properties fo:language="en" fo:country="US" officeooo:rsid="00015c8e" officeooo:paragraph-rsid="00015c8e"/>
    </style:style>
    <style:style style:name="P2" style:family="paragraph" style:parent-style-name="Standard">
      <style:text-properties officeooo:paragraph-rsid="00096cfd"/>
    </style:style>
    <style:style style:name="P3" style:family="paragraph" style:parent-style-name="Table_20_Contents">
      <style:text-properties officeooo:rsid="00015c8e" officeooo:paragraph-rsid="00015c8e"/>
    </style:style>
    <style:style style:name="P4" style:family="paragraph" style:parent-style-name="Table_20_Contents">
      <loext:graphic-properties draw:fill-gradient-name="gradient" draw:fill-hatch-name="hatch"/>
      <style:text-properties officeooo:rsid="00015c8e" officeooo:paragraph-rsid="00015c8e"/>
    </style:style>
    <style:style style:name="P5" style:family="paragraph" style:parent-style-name="Table_20_Contents">
      <style:text-properties officeooo:rsid="00015c8e" officeooo:paragraph-rsid="00028620"/>
    </style:style>
    <style:style style:name="P6" style:family="paragraph" style:parent-style-name="Table_20_Contents">
      <style:text-properties officeooo:rsid="00015c8e" officeooo:paragraph-rsid="00033274"/>
    </style:style>
    <style:style style:name="P7" style:family="paragraph" style:parent-style-name="Table_20_Contents">
      <style:text-properties officeooo:rsid="00015c8e" officeooo:paragraph-rsid="000683eb"/>
    </style:style>
    <style:style style:name="P8" style:family="paragraph" style:parent-style-name="Table_20_Contents">
      <style:text-properties officeooo:rsid="00015c8e" officeooo:paragraph-rsid="00096cfd"/>
    </style:style>
    <style:style style:name="P9" style:family="paragraph" style:parent-style-name="Table_20_Contents">
      <style:text-properties officeooo:rsid="00028620" officeooo:paragraph-rsid="00028620"/>
    </style:style>
    <style:style style:name="P10" style:family="paragraph" style:parent-style-name="Table_20_Contents">
      <style:text-properties officeooo:rsid="00028620" officeooo:paragraph-rsid="000683eb"/>
    </style:style>
    <style:style style:name="P11" style:family="paragraph" style:parent-style-name="Table_20_Contents">
      <style:text-properties officeooo:rsid="00045c45" officeooo:paragraph-rsid="00045c45"/>
    </style:style>
    <style:style style:name="P12" style:family="paragraph" style:parent-style-name="Table_20_Contents">
      <style:text-properties officeooo:rsid="00045c45" officeooo:paragraph-rsid="0005bea0"/>
    </style:style>
    <style:style style:name="P13" style:family="paragraph" style:parent-style-name="Table_20_Contents">
      <style:text-properties officeooo:rsid="0005bea0" officeooo:paragraph-rsid="0005bea0"/>
    </style:style>
    <style:style style:name="P14" style:family="paragraph" style:parent-style-name="Table_20_Contents">
      <style:text-properties officeooo:rsid="000683eb" officeooo:paragraph-rsid="000683eb"/>
    </style:style>
    <style:style style:name="P15" style:family="paragraph" style:parent-style-name="Table_20_Contents">
      <style:text-properties officeooo:rsid="00096cfd" officeooo:paragraph-rsid="00096cfd"/>
    </style:style>
    <style:style style:name="P16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officeooo:rsid="00096cfd" officeooo:paragraph-rsid="00096cfd"/>
    </style:style>
    <style:style style:name="P17" style:family="paragraph" style:parent-style-name="Table_20_Contents">
      <loext:graphic-properties draw:fill="none" draw:fill-gradient-name="gradient" draw:fill-hatch-name="hatch"/>
      <style:paragraph-properties fo:margin-left="0cm" fo:margin-right="0cm" fo:orphans="0" fo:widows="0" fo:text-indent="0cm" style:auto-text-indent="false" fo:background-color="transparent" text:number-lines="false" text:line-number="0"/>
      <style:text-properties officeooo:rsid="00096cfd" officeooo:paragraph-rsid="00096cfd"/>
    </style:style>
    <style:style style:name="T1" style:family="text">
      <style:text-properties officeooo:rsid="00015c8e"/>
    </style:style>
    <style:style style:name="T2" style:family="text">
      <style:text-properties officeooo:rsid="00028620"/>
    </style:style>
    <style:style style:name="T3" style:family="text">
      <style:text-properties officeooo:rsid="00033274"/>
    </style:style>
    <style:style style:name="T4" style:family="text">
      <style:text-properties officeooo:rsid="0005bea0"/>
    </style:style>
    <style:style style:name="T5" style:family="text">
      <style:text-properties officeooo:rsid="000683e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maps and corresponding values for tiles.ctl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column table:style-name="Tabela1.B"/>
        <table:table-column table:style-name="Tabela1.I"/>
        <table:table-row table:style-name="TableLine95146480">
          <table:table-cell table:style-name="Tabela1.A1" office:value-type="string">
            <text:p text:style-name="P11">environment</text:p>
          </table:table-cell>
          <table:table-cell table:style-name="Tabela1.A1" office:value-type="string">
            <text:p text:style-name="P17">0</text:p>
          </table:table-cell>
          <table:table-cell table:style-name="Tabela1.A1" office:value-type="string">
            <text:p text:style-name="P4"><draw:frame draw:style-name="fr1" draw:name="Obraz1" text:anchor-type="as-char" svg:y="-0.395cm" svg:width="0.529cm" svg:height="0.529cm" draw:z-index="0"><draw:image xlink:href="Pictures/10000000000000140000001442F5AAE1F509F235.png" xlink:type="simple" xlink:show="embed" xlink:actuate="onLoad" draw:mime-type="image/png"/></draw:frame><text:s/>ground</text:p>
          </table:table-cell>
          <table:table-cell table:style-name="Tabela1.A1" office:value-type="string">
            <text:p text:style-name="P15">1</text:p>
          </table:table-cell>
          <table:table-cell table:style-name="Tabela1.A1" office:value-type="string">
            <text:p text:style-name="P3"><draw:frame draw:style-name="fr1" draw:name="Obraz2" text:anchor-type="as-char" svg:y="-0.395cm" svg:width="0.529cm" svg:height="0.529cm" draw:z-index="1"><draw:image xlink:href="Pictures/100000010000001400000014B80FA4E737A55818.png" xlink:type="simple" xlink:show="embed" xlink:actuate="onLoad" draw:mime-type="image/png"/></draw:frame><text:s/>wall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</table:table-row>
        <table:table-row table:style-name="TableLine95146480">
          <table:table-cell table:style-name="Tabela1.A1" office:value-type="string">
            <text:p text:style-name="P11">head</text:p>
          </table:table-cell>
          <table:table-cell table:style-name="Tabela1.A1" office:value-type="string">
            <text:p text:style-name="P16">2</text:p>
          </table:table-cell>
          <table:table-cell table:style-name="Tabela1.A1" office:value-type="string">
            <text:p text:style-name="P3"><draw:frame draw:style-name="fr1" draw:name="Obraz3" text:anchor-type="as-char" svg:y="-0.395cm" svg:width="0.529cm" svg:height="0.529cm" draw:z-index="2"><draw:image xlink:href="Pictures/1000000100000014000000146E5923A4FB00ED78.png" xlink:type="simple" xlink:show="embed" xlink:actuate="onLoad" draw:mime-type="image/png"/></draw:frame><text:s/>head (right)</text:p>
          </table:table-cell>
          <table:table-cell table:style-name="Tabela1.A1" office:value-type="string">
            <text:p text:style-name="P15">3</text:p>
          </table:table-cell>
          <table:table-cell table:style-name="Tabela1.A1" office:value-type="string">
            <text:p text:style-name="P3"><draw:frame draw:style-name="fr1" draw:name="Obraz4" text:anchor-type="as-char" svg:y="-0.395cm" svg:width="0.529cm" svg:height="0.529cm" draw:z-index="3" draw:transform="translate (-0.2645cm 0.1305cm) rotate (1.5707963267949) translate (0.2645cm -0.1305cm)"><draw:image xlink:href="Pictures/1000000100000014000000146E5923A4FB00ED78.png" xlink:type="simple" xlink:show="embed" xlink:actuate="onLoad" draw:mime-type="image/png"/></draw:frame><text:s/>head (up)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3"><draw:frame draw:style-name="fr1" draw:name="Obraz5" text:anchor-type="as-char" svg:y="-0.395cm" svg:width="0.529cm" svg:height="0.529cm" draw:z-index="4" draw:transform="translate (-0.2645cm 0.1305cm) rotate (3.14159265358979) translate (0.2645cm -0.1305cm)"><draw:image xlink:href="Pictures/1000000100000014000000146E5923A4FB00ED78.png" xlink:type="simple" xlink:show="embed" xlink:actuate="onLoad" draw:mime-type="image/png"/></draw:frame><text:s/>head (left)</text:p>
          </table:table-cell>
          <table:table-cell table:style-name="Tabela1.A1" office:value-type="string">
            <text:p text:style-name="P15">5</text:p>
          </table:table-cell>
          <table:table-cell table:style-name="Tabela1.A1" office:value-type="string">
            <text:p text:style-name="P3"><draw:frame draw:style-name="fr1" draw:name="Obraz6" text:anchor-type="as-char" svg:y="-0.395cm" svg:width="0.529cm" svg:height="0.529cm" draw:z-index="5" draw:transform="translate (-0.2645cm 0.1305cm) rotate (4.71238898038469) translate (0.2645cm -0.1305cm)"><draw:image xlink:href="Pictures/1000000100000014000000146E5923A4FB00ED78.png" xlink:type="simple" xlink:show="embed" xlink:actuate="onLoad" draw:mime-type="image/png"/></draw:frame><text:s/>head (down)</text:p>
          </table:table-cell>
        </table:table-row>
        <table:table-row table:style-name="TableLine95146480">
          <table:table-cell table:style-name="Tabela1.A1" office:value-type="string">
            <text:p text:style-name="P11">body turning left</text:p>
          </table:table-cell>
          <table:table-cell table:style-name="Tabela1.A1" office:value-type="string">
            <text:p text:style-name="P16">6</text:p>
          </table:table-cell>
          <table:table-cell table:style-name="Tabela1.A1" office:value-type="string">
            <text:p text:style-name="P3"><draw:frame draw:style-name="fr1" draw:name="Obraz7" text:anchor-type="as-char" svg:y="-0.395cm" svg:width="0.529cm" svg:height="0.529cm" draw:z-index="6"><draw:image xlink:href="Pictures/100000010000001400000014B7E3A10721BE17B2.png" xlink:type="simple" xlink:show="embed" xlink:actuate="onLoad" draw:mime-type="image/png"/></draw:frame><text:s/><text:span text:style-name="T2">l-turn (right to up)</text:span></text:p>
          </table:table-cell>
          <table:table-cell table:style-name="Tabela1.A1" office:value-type="string">
            <text:p text:style-name="P15">7</text:p>
          </table:table-cell>
          <table:table-cell table:style-name="Tabela1.A1" office:value-type="string">
            <text:p text:style-name="P5"><draw:frame draw:style-name="fr1" draw:name="Obraz8" text:anchor-type="as-char" svg:y="-0.395cm" svg:width="0.529cm" svg:height="0.529cm" draw:z-index="7" draw:transform="translate (-0.2645cm 0.1305cm) rotate (1.5707963267949) translate (0.2645cm -0.1305cm)"><draw:image xlink:href="Pictures/100000010000001400000014B7E3A10721BE17B2.png" xlink:type="simple" xlink:show="embed" xlink:actuate="onLoad" draw:mime-type="image/png"/></draw:frame><text:s/><text:span text:style-name="T2">l-turn (up to left)</text:span></text:p>
          </table:table-cell>
          <table:table-cell table:style-name="Tabela1.A1" office:value-type="string">
            <text:p text:style-name="P15">8</text:p>
          </table:table-cell>
          <table:table-cell table:style-name="Tabela1.A1" office:value-type="string">
            <text:p text:style-name="P5"><draw:frame draw:style-name="fr1" draw:name="Obraz9" text:anchor-type="as-char" svg:y="-0.395cm" svg:width="0.529cm" svg:height="0.529cm" draw:z-index="8" draw:transform="translate (-0.2645cm 0.1305cm) rotate (3.14159265358979) translate (0.2645cm -0.1305cm)"><draw:image xlink:href="Pictures/100000010000001400000014B7E3A10721BE17B2.png" xlink:type="simple" xlink:show="embed" xlink:actuate="onLoad" draw:mime-type="image/png"/></draw:frame><text:s/><text:span text:style-name="T2">l-turn (left to down)</text:span></text:p>
          </table:table-cell>
          <table:table-cell table:style-name="Tabela1.A1" office:value-type="string">
            <text:p text:style-name="P15">9</text:p>
          </table:table-cell>
          <table:table-cell table:style-name="Tabela1.A1" office:value-type="string">
            <text:p text:style-name="P5"><draw:frame draw:style-name="fr1" draw:name="Obraz10" text:anchor-type="as-char" svg:y="-0.395cm" svg:width="0.529cm" svg:height="0.529cm" draw:z-index="9" draw:transform="translate (-0.2645cm 0.1305cm) rotate (4.71238898038469) translate (0.2645cm -0.1305cm)"><draw:image xlink:href="Pictures/100000010000001400000014B7E3A10721BE17B2.png" xlink:type="simple" xlink:show="embed" xlink:actuate="onLoad" draw:mime-type="image/png"/></draw:frame><text:span text:style-name="T2">l-turn (down to right)</text:span></text:p>
          </table:table-cell>
        </table:table-row>
        <table:table-row table:style-name="TableLine95146480">
          <table:table-cell table:style-name="Tabela1.A1" office:value-type="string">
            <text:p text:style-name="P13">body going straight</text:p>
          </table:table-cell>
          <table:table-cell table:style-name="Tabela1.A1" office:value-type="string">
            <text:p text:style-name="P16">10</text:p>
          </table:table-cell>
          <table:table-cell table:style-name="Tabela1.A1" office:value-type="string">
            <text:p text:style-name="P3"><draw:frame draw:style-name="fr1" draw:name="Obraz11" text:anchor-type="as-char" svg:y="-0.395cm" svg:width="0.529cm" svg:height="0.529cm" draw:z-index="10"><draw:image xlink:href="Pictures/10000001000000140000001431A5F53744E9CC84.png" xlink:type="simple" xlink:show="embed" xlink:actuate="onLoad" draw:mime-type="image/png"/></draw:frame><text:s/><text:span text:style-name="T3">body (right)</text:span></text:p>
          </table:table-cell>
          <table:table-cell table:style-name="Tabela1.A1" office:value-type="string">
            <text:p text:style-name="P15">11</text:p>
          </table:table-cell>
          <table:table-cell table:style-name="Tabela1.A1" office:value-type="string">
            <text:p text:style-name="P6"><draw:frame draw:style-name="fr1" draw:name="Obraz12" text:anchor-type="as-char" svg:y="-0.395cm" svg:width="0.529cm" svg:height="0.529cm" draw:z-index="11" draw:transform="translate (-0.2645cm 0.1305cm) rotate (1.5707963267949) translate (0.2645cm -0.1305cm)"><draw:image xlink:href="Pictures/10000001000000140000001431A5F53744E9CC84.png" xlink:type="simple" xlink:show="embed" xlink:actuate="onLoad" draw:mime-type="image/png"/></draw:frame><text:s/><text:span text:style-name="T3">body (up)</text:span></text:p>
          </table:table-cell>
          <table:table-cell table:style-name="Tabela1.A1" office:value-type="string">
            <text:p text:style-name="P15">12</text:p>
          </table:table-cell>
          <table:table-cell table:style-name="Tabela1.A1" office:value-type="string">
            <text:p text:style-name="P6"><draw:frame draw:style-name="fr1" draw:name="Obraz13" text:anchor-type="as-char" svg:y="-0.395cm" svg:width="0.529cm" svg:height="0.529cm" draw:z-index="12" draw:transform="translate (-0.2645cm 0.1305cm) rotate (3.14159265358979) translate (0.2645cm -0.1305cm)"><draw:image xlink:href="Pictures/10000001000000140000001431A5F53744E9CC84.png" xlink:type="simple" xlink:show="embed" xlink:actuate="onLoad" draw:mime-type="image/png"/></draw:frame><text:s/><text:span text:style-name="T3">body (left)</text:span></text:p>
          </table:table-cell>
          <table:table-cell table:style-name="Tabela1.A1" office:value-type="string">
            <text:p text:style-name="P15">13</text:p>
          </table:table-cell>
          <table:table-cell table:style-name="Tabela1.A1" office:value-type="string">
            <text:p text:style-name="P6"><draw:frame draw:style-name="fr1" draw:name="Obraz14" text:anchor-type="as-char" svg:y="-0.395cm" svg:width="0.529cm" svg:height="0.529cm" draw:z-index="13" draw:transform="translate (-0.2645cm 0.1305cm) rotate (4.71238898038469) translate (0.2645cm -0.1305cm)"><draw:image xlink:href="Pictures/10000001000000140000001431A5F53744E9CC84.png" xlink:type="simple" xlink:show="embed" xlink:actuate="onLoad" draw:mime-type="image/png"/></draw:frame><text:s/><text:span text:style-name="T3">body (down)</text:span></text:p>
          </table:table-cell>
        </table:table-row>
        <table:table-row table:style-name="TableLine95146480">
          <table:table-cell table:style-name="Tabela1.A1" office:value-type="string">
            <text:p text:style-name="P13">body turning right</text:p>
          </table:table-cell>
          <table:table-cell table:style-name="Tabela1.A1" office:value-type="string">
            <text:p text:style-name="P16">14</text:p>
          </table:table-cell>
          <table:table-cell table:style-name="Tabela1.A1" office:value-type="string">
            <text:p text:style-name="P7"><draw:frame draw:style-name="fr1" draw:name="Obraz15" text:anchor-type="as-char" svg:y="-0.395cm" svg:width="0.529cm" svg:height="0.529cm" draw:z-index="14"><draw:image xlink:href="Pictures/100000010000001400000014015C0E65FF571A02.png" xlink:type="simple" xlink:show="embed" xlink:actuate="onLoad" draw:mime-type="image/png"/></draw:frame><text:s/><text:span text:style-name="T5">r</text:span><text:span text:style-name="T2">-turn (right to </text:span><text:span text:style-name="T5">down</text:span><text:span text:style-name="T2">)</text:span></text:p>
          </table:table-cell>
          <table:table-cell table:style-name="Tabela1.A1" office:value-type="string">
            <text:p text:style-name="P15">15</text:p>
          </table:table-cell>
          <table:table-cell table:style-name="Tabela1.A1" office:value-type="string">
            <text:p text:style-name="P7"><draw:frame draw:style-name="fr1" draw:name="Obraz16" text:anchor-type="as-char" svg:y="-0.395cm" svg:width="0.529cm" svg:height="0.529cm" draw:z-index="15" draw:transform="translate (-0.2645cm 0.1305cm) rotate (1.5707963267949) translate (0.2645cm -0.1305cm)"><draw:image xlink:href="Pictures/100000010000001400000014015C0E65FF571A02.png" xlink:type="simple" xlink:show="embed" xlink:actuate="onLoad" draw:mime-type="image/png"/></draw:frame><text:s/><text:span text:style-name="T5">r</text:span><text:span text:style-name="T2">-turn (</text:span><text:span text:style-name="T5">up to right)</text:span></text:p>
          </table:table-cell>
          <table:table-cell table:style-name="Tabela1.A1" office:value-type="string">
            <text:p text:style-name="P15">16</text:p>
          </table:table-cell>
          <table:table-cell table:style-name="Tabela1.A1" office:value-type="string">
            <text:p text:style-name="P7"><draw:frame draw:style-name="fr1" draw:name="Obraz17" text:anchor-type="as-char" svg:y="-0.395cm" svg:width="0.529cm" svg:height="0.529cm" draw:z-index="16" draw:transform="translate (-0.2645cm 0.1305cm) rotate (3.14159265358979) translate (0.2645cm -0.1305cm)"><draw:image xlink:href="Pictures/100000010000001400000014015C0E65FF571A02.png" xlink:type="simple" xlink:show="embed" xlink:actuate="onLoad" draw:mime-type="image/png"/></draw:frame><text:s/><text:span text:style-name="T5">r</text:span><text:span text:style-name="T2">-turn (</text:span><text:span text:style-name="T5">left to up)</text:span></text:p>
          </table:table-cell>
          <table:table-cell table:style-name="Tabela1.A1" office:value-type="string">
            <text:p text:style-name="P15">17</text:p>
          </table:table-cell>
          <table:table-cell table:style-name="Tabela1.A1" office:value-type="string">
            <text:p text:style-name="P7"><draw:frame draw:style-name="fr1" draw:name="Obraz18" text:anchor-type="as-char" svg:y="-0.395cm" svg:width="0.529cm" svg:height="0.529cm" draw:z-index="17" draw:transform="translate (-0.2645cm 0.1305cm) rotate (4.71238898038469) translate (0.2645cm -0.1305cm)"><draw:image xlink:href="Pictures/100000010000001400000014015C0E65FF571A02.png" xlink:type="simple" xlink:show="embed" xlink:actuate="onLoad" draw:mime-type="image/png"/></draw:frame><text:s/><text:span text:style-name="T5">r</text:span><text:span text:style-name="T2">-turn (</text:span><text:span text:style-name="T5">down to left)</text:span></text:p>
          </table:table-cell>
        </table:table-row>
        <table:table-row table:style-name="TableLine95146480">
          <table:table-cell table:style-name="Tabela1.A1" office:value-type="string">
            <text:p text:style-name="P13">tail</text:p>
          </table:table-cell>
          <table:table-cell table:style-name="Tabela1.A1" office:value-type="string">
            <text:p text:style-name="P16">18</text:p>
          </table:table-cell>
          <table:table-cell table:style-name="Tabela1.A1" office:value-type="string">
            <text:p text:style-name="P3"><draw:frame draw:style-name="fr1" draw:name="Obraz19" text:anchor-type="as-char" svg:y="-0.395cm" svg:width="0.529cm" svg:height="0.529cm" draw:z-index="18"><draw:image xlink:href="Pictures/10000001000000140000001409477686BC8DE9A1.png" xlink:type="simple" xlink:show="embed" xlink:actuate="onLoad" draw:mime-type="image/png"/></draw:frame><text:s/><text:span text:style-name="T5">tail (right)</text:span></text:p>
          </table:table-cell>
          <table:table-cell table:style-name="Tabela1.A1" office:value-type="string">
            <text:p text:style-name="P15">19</text:p>
          </table:table-cell>
          <table:table-cell table:style-name="Tabela1.A1" office:value-type="string">
            <text:p text:style-name="P10"><text:span text:style-name="T1"><draw:frame draw:style-name="fr1" draw:name="Obraz26" text:anchor-type="as-char" svg:y="-0.395cm" svg:width="0.529cm" svg:height="0.529cm" draw:z-index="20" draw:transform="translate (-0.2645cm 0.1305cm) rotate (1.5707963267949) translate (0.2645cm -0.1305cm)"><draw:image xlink:href="Pictures/10000001000000140000001409477686BC8DE9A1.png" xlink:type="simple" xlink:show="embed" xlink:actuate="onLoad" draw:mime-type="image/png"/></draw:frame></text:span><text:span text:style-name="T1"><text:s/></text:span><text:span text:style-name="T5">tail (up)</text:span></text:p>
          </table:table-cell>
          <table:table-cell table:style-name="Tabela1.A1" office:value-type="string">
            <text:p text:style-name="P15">20</text:p>
          </table:table-cell>
          <table:table-cell table:style-name="Tabela1.A1" office:value-type="string">
            <text:p text:style-name="P7"><draw:frame draw:style-name="fr1" draw:name="Obraz27" text:anchor-type="as-char" svg:y="-0.395cm" svg:width="0.529cm" svg:height="0.529cm" draw:z-index="21" draw:transform="translate (-0.2645cm 0.1305cm) rotate (3.14159265358979) translate (0.2645cm -0.1305cm)"><draw:image xlink:href="Pictures/10000001000000140000001409477686BC8DE9A1.png" xlink:type="simple" xlink:show="embed" xlink:actuate="onLoad" draw:mime-type="image/png"/></draw:frame><text:s/><text:span text:style-name="T5">tail (left)</text:span></text:p>
          </table:table-cell>
          <table:table-cell table:style-name="Tabela1.A1" office:value-type="string">
            <text:p text:style-name="P15">21</text:p>
          </table:table-cell>
          <table:table-cell table:style-name="Tabela1.A1" office:value-type="string">
            <text:p text:style-name="P7"><draw:frame draw:style-name="fr1" draw:name="Obraz28" text:anchor-type="as-char" svg:y="-0.395cm" svg:width="0.529cm" svg:height="0.529cm" draw:z-index="22" draw:transform="translate (-0.2645cm 0.1305cm) rotate (4.71238898038469) translate (0.2645cm -0.1305cm)"><draw:image xlink:href="Pictures/10000001000000140000001409477686BC8DE9A1.png" xlink:type="simple" xlink:show="embed" xlink:actuate="onLoad" draw:mime-type="image/png"/></draw:frame><text:s/><text:span text:style-name="T5">tail (down)</text:span></text:p>
          </table:table-cell>
        </table:table-row>
        <table:table-row table:style-name="TableLine95146480">
          <table:table-cell table:style-name="Tabela1.A1" office:value-type="string">
            <text:p text:style-name="P11"><text:span text:style-name="T4">dead </text:span>head</text:p>
          </table:table-cell>
          <table:table-cell table:style-name="Tabela1.A1" office:value-type="string">
            <text:p text:style-name="P16">22</text:p>
          </table:table-cell>
          <table:table-cell table:style-name="Tabela1.A1" office:value-type="string">
            <text:p text:style-name="P3"><draw:frame draw:style-name="fr1" draw:name="Obraz32" text:anchor-type="as-char" svg:y="-0.395cm" svg:width="0.529cm" svg:height="0.529cm" draw:z-index="30"><draw:image xlink:href="Pictures/100000010000001400000014C87B4471DF002CF4.png" xlink:type="simple" xlink:show="embed" xlink:actuate="onLoad" draw:mime-type="image/png"/></draw:frame><text:s/>head (right)</text:p>
          </table:table-cell>
          <table:table-cell table:style-name="Tabela1.A1" office:value-type="string">
            <text:p text:style-name="P15">23</text:p>
          </table:table-cell>
          <table:table-cell table:style-name="Tabela1.A1" office:value-type="string">
            <text:p text:style-name="P3"><draw:frame draw:style-name="fr1" draw:name="Obraz22" text:anchor-type="as-char" svg:y="-0.395cm" svg:width="0.529cm" svg:height="0.529cm" draw:z-index="31" draw:transform="translate (-0.2645cm 0.1305cm) rotate (1.5707963267949) translate (0.2645cm -0.1305cm)"><draw:image xlink:href="Pictures/100000010000001400000014C87B4471DF002CF4.png" xlink:type="simple" xlink:show="embed" xlink:actuate="onLoad" draw:mime-type="image/png"/></draw:frame><text:s/>head (up)</text:p>
          </table:table-cell>
          <table:table-cell table:style-name="Tabela1.A1" office:value-type="string">
            <text:p text:style-name="P15">24</text:p>
          </table:table-cell>
          <table:table-cell table:style-name="Tabela1.A1" office:value-type="string">
            <text:p text:style-name="P3"><draw:frame draw:style-name="fr1" draw:name="Obraz37" text:anchor-type="as-char" svg:y="-0.395cm" svg:width="0.529cm" svg:height="0.529cm" draw:z-index="32" draw:transform="translate (-0.2645cm 0.1305cm) rotate (3.14159265358979) translate (0.2645cm -0.1305cm)"><draw:image xlink:href="Pictures/100000010000001400000014C87B4471DF002CF4.png" xlink:type="simple" xlink:show="embed" xlink:actuate="onLoad" draw:mime-type="image/png"/></draw:frame><text:s/>head (left)</text:p>
          </table:table-cell>
          <table:table-cell table:style-name="Tabela1.A1" office:value-type="string">
            <text:p text:style-name="P15">25</text:p>
          </table:table-cell>
          <table:table-cell table:style-name="Tabela1.A1" office:value-type="string">
            <text:p text:style-name="P3"><draw:frame draw:style-name="fr1" draw:name="Obraz42" text:anchor-type="as-char" svg:y="-0.395cm" svg:width="0.529cm" svg:height="0.529cm" draw:z-index="33" draw:transform="translate (-0.2645cm 0.1305cm) rotate (4.71238898038469) translate (0.2645cm -0.1305cm)"><draw:image xlink:href="Pictures/100000010000001400000014C87B4471DF002CF4.png" xlink:type="simple" xlink:show="embed" xlink:actuate="onLoad" draw:mime-type="image/png"/></draw:frame><text:s/>head (down)</text:p>
          </table:table-cell>
        </table:table-row>
        <table:table-row table:style-name="TableLine95146480">
          <table:table-cell table:style-name="Tabela1.A1" office:value-type="string">
            <text:p text:style-name="P12"><text:span text:style-name="T4">dead </text:span>body turning left</text:p>
          </table:table-cell>
          <table:table-cell table:style-name="Tabela1.A1" office:value-type="string">
            <text:p text:style-name="P16">26</text:p>
          </table:table-cell>
          <table:table-cell table:style-name="Tabela1.A1" office:value-type="string">
            <text:p text:style-name="P3"><draw:frame draw:style-name="fr1" draw:name="Obraz33" text:anchor-type="as-char" svg:y="-0.395cm" svg:width="0.529cm" svg:height="0.529cm" draw:z-index="29"><draw:image xlink:href="Pictures/1000000100000014000000144B551E0AAEFB08C5.png" xlink:type="simple" xlink:show="embed" xlink:actuate="onLoad" draw:mime-type="image/png"/></draw:frame><text:s/><text:span text:style-name="T2">l-turn (right to up)</text:span></text:p>
          </table:table-cell>
          <table:table-cell table:style-name="Tabela1.A1" office:value-type="string">
            <text:p text:style-name="P15">27</text:p>
          </table:table-cell>
          <table:table-cell table:style-name="Tabela1.A1" office:value-type="string">
            <text:p text:style-name="P5"><draw:frame draw:style-name="fr1" draw:name="Obraz23" text:anchor-type="as-char" svg:y="-0.395cm" svg:width="0.529cm" svg:height="0.529cm" draw:z-index="34" draw:transform="translate (-0.2645cm 0.1305cm) rotate (1.5707963267949) translate (0.2645cm -0.1305cm)"><draw:image xlink:href="Pictures/1000000100000014000000144B551E0AAEFB08C5.png" xlink:type="simple" xlink:show="embed" xlink:actuate="onLoad" draw:mime-type="image/png"/></draw:frame><text:s/><text:span text:style-name="T2">l-turn (up to left)</text:span></text:p>
          </table:table-cell>
          <table:table-cell table:style-name="Tabela1.A1" office:value-type="string">
            <text:p text:style-name="P15">28</text:p>
          </table:table-cell>
          <table:table-cell table:style-name="Tabela1.A1" office:value-type="string">
            <text:p text:style-name="P5"><draw:frame draw:style-name="fr1" draw:name="Obraz38" text:anchor-type="as-char" svg:y="-0.395cm" svg:width="0.529cm" svg:height="0.529cm" draw:z-index="35" draw:transform="translate (-0.2645cm 0.1305cm) rotate (3.14159265358979) translate (0.2645cm -0.1305cm)"><draw:image xlink:href="Pictures/1000000100000014000000144B551E0AAEFB08C5.png" xlink:type="simple" xlink:show="embed" xlink:actuate="onLoad" draw:mime-type="image/png"/></draw:frame><text:s/><text:span text:style-name="T2">l-turn (left to down)</text:span></text:p>
          </table:table-cell>
          <table:table-cell table:style-name="Tabela1.A1" office:value-type="string">
            <text:p text:style-name="P15">29</text:p>
          </table:table-cell>
          <table:table-cell table:style-name="Tabela1.A1" office:value-type="string">
            <text:p text:style-name="P5"><text:span text:style-name="T2"><draw:frame draw:style-name="fr1" draw:name="Obraz43" text:anchor-type="as-char" svg:y="-0.395cm" svg:width="0.529cm" svg:height="0.529cm" draw:z-index="36" draw:transform="translate (-0.2645cm 0.1305cm) rotate (4.71238898038469) translate (0.2645cm -0.1305cm)"><draw:image xlink:href="Pictures/1000000100000014000000144B551E0AAEFB08C5.png" xlink:type="simple" xlink:show="embed" xlink:actuate="onLoad" draw:mime-type="image/png"/></draw:frame></text:span><text:span text:style-name="T2">l-turn (down to right)</text:span></text:p>
          </table:table-cell>
        </table:table-row>
        <table:table-row table:style-name="TableLine95146480">
          <table:table-cell table:style-name="Tabela1.A1" office:value-type="string">
            <text:p text:style-name="P13">dead body going straight</text:p>
          </table:table-cell>
          <table:table-cell table:style-name="Tabela1.A1" office:value-type="string">
            <text:p text:style-name="P16">30</text:p>
          </table:table-cell>
          <table:table-cell table:style-name="Tabela1.A1" office:value-type="string">
            <text:p text:style-name="P3"><draw:frame draw:style-name="fr1" draw:name="Obraz34" text:anchor-type="as-char" svg:y="-0.395cm" svg:width="0.529cm" svg:height="0.529cm" draw:z-index="28"><draw:image xlink:href="Pictures/10000001000000140000001499EA4905C14B8E92.png" xlink:type="simple" xlink:show="embed" xlink:actuate="onLoad" draw:mime-type="image/png"/></draw:frame><text:s/><text:span text:style-name="T3">body (right)</text:span></text:p>
          </table:table-cell>
          <table:table-cell table:style-name="Tabela1.A1" office:value-type="string">
            <text:p text:style-name="P15">31</text:p>
          </table:table-cell>
          <table:table-cell table:style-name="Tabela1.A1" office:value-type="string">
            <text:p text:style-name="P6"><draw:frame draw:style-name="fr1" draw:name="Obraz24" text:anchor-type="as-char" svg:y="-0.395cm" svg:width="0.529cm" svg:height="0.529cm" draw:z-index="37" draw:transform="translate (-0.2645cm 0.1305cm) rotate (1.5707963267949) translate (0.2645cm -0.1305cm)"><draw:image xlink:href="Pictures/10000001000000140000001499EA4905C14B8E92.png" xlink:type="simple" xlink:show="embed" xlink:actuate="onLoad" draw:mime-type="image/png"/></draw:frame><text:s/><text:span text:style-name="T3">body (up)</text:span></text:p>
          </table:table-cell>
          <table:table-cell table:style-name="Tabela1.A1" office:value-type="string">
            <text:p text:style-name="P15">32</text:p>
          </table:table-cell>
          <table:table-cell table:style-name="Tabela1.A1" office:value-type="string">
            <text:p text:style-name="P6"><draw:frame draw:style-name="fr1" draw:name="Obraz39" text:anchor-type="as-char" svg:y="-0.395cm" svg:width="0.529cm" svg:height="0.529cm" draw:z-index="38" draw:transform="translate (-0.2645cm 0.1305cm) rotate (3.14159265358979) translate (0.2645cm -0.1305cm)"><draw:image xlink:href="Pictures/10000001000000140000001499EA4905C14B8E92.png" xlink:type="simple" xlink:show="embed" xlink:actuate="onLoad" draw:mime-type="image/png"/></draw:frame><text:s/><text:span text:style-name="T3">body (left)</text:span></text:p>
          </table:table-cell>
          <table:table-cell table:style-name="Tabela1.A1" office:value-type="string">
            <text:p text:style-name="P15">33</text:p>
          </table:table-cell>
          <table:table-cell table:style-name="Tabela1.A1" office:value-type="string">
            <text:p text:style-name="P6"><draw:frame draw:style-name="fr1" draw:name="Obraz44" text:anchor-type="as-char" svg:y="-0.395cm" svg:width="0.529cm" svg:height="0.529cm" draw:z-index="39" draw:transform="translate (-0.2645cm 0.1305cm) rotate (4.71238898038469) translate (0.2645cm -0.1305cm)"><draw:image xlink:href="Pictures/10000001000000140000001499EA4905C14B8E92.png" xlink:type="simple" xlink:show="embed" xlink:actuate="onLoad" draw:mime-type="image/png"/></draw:frame><text:s/><text:span text:style-name="T3">body (down)</text:span></text:p>
          </table:table-cell>
        </table:table-row>
        <table:table-row table:style-name="TableLine95146480">
          <table:table-cell table:style-name="Tabela1.A1" office:value-type="string">
            <text:p text:style-name="P13">dead body turning right</text:p>
          </table:table-cell>
          <table:table-cell table:style-name="Tabela1.A1" office:value-type="string">
            <text:p text:style-name="P16">34</text:p>
          </table:table-cell>
          <table:table-cell table:style-name="Tabela1.A1" office:value-type="string">
            <text:p text:style-name="P7"><draw:frame draw:style-name="fr1" draw:name="Obraz20" text:anchor-type="as-char" svg:y="-0.395cm" svg:width="0.529cm" svg:height="0.529cm" draw:z-index="27"><draw:image xlink:href="Pictures/100000010000001400000014B12AA7844922A03A.png" xlink:type="simple" xlink:show="embed" xlink:actuate="onLoad" draw:mime-type="image/png"/></draw:frame><text:s/><text:span text:style-name="T5">r</text:span><text:span text:style-name="T2">-turn (right to </text:span><text:span text:style-name="T5">down</text:span><text:span text:style-name="T2">)</text:span></text:p>
          </table:table-cell>
          <table:table-cell table:style-name="Tabela1.A1" office:value-type="string">
            <text:p text:style-name="P15">35</text:p>
          </table:table-cell>
          <table:table-cell table:style-name="Tabela1.A1" office:value-type="string">
            <text:p text:style-name="P7"><draw:frame draw:style-name="fr1" draw:name="Obraz35" text:anchor-type="as-char" svg:y="-0.395cm" svg:width="0.529cm" svg:height="0.529cm" draw:z-index="40" draw:transform="translate (-0.2645cm 0.1305cm) rotate (1.5707963267949) translate (0.2645cm -0.1305cm)"><draw:image xlink:href="Pictures/100000010000001400000014B12AA7844922A03A.png" xlink:type="simple" xlink:show="embed" xlink:actuate="onLoad" draw:mime-type="image/png"/></draw:frame><text:s/><text:span text:style-name="T5">r</text:span><text:span text:style-name="T2">-turn (</text:span><text:span text:style-name="T5">up to right)</text:span></text:p>
          </table:table-cell>
          <table:table-cell table:style-name="Tabela1.A1" office:value-type="string">
            <text:p text:style-name="P15">36</text:p>
          </table:table-cell>
          <table:table-cell table:style-name="Tabela1.A1" office:value-type="string">
            <text:p text:style-name="P7"><draw:frame draw:style-name="fr1" draw:name="Obraz40" text:anchor-type="as-char" svg:y="-0.395cm" svg:width="0.529cm" svg:height="0.529cm" draw:z-index="41" draw:transform="translate (-0.2645cm 0.1305cm) rotate (3.14159265358979) translate (0.2645cm -0.1305cm)"><draw:image xlink:href="Pictures/100000010000001400000014B12AA7844922A03A.png" xlink:type="simple" xlink:show="embed" xlink:actuate="onLoad" draw:mime-type="image/png"/></draw:frame><text:s/><text:span text:style-name="T5">r</text:span><text:span text:style-name="T2">-turn (</text:span><text:span text:style-name="T5">left to up)</text:span></text:p>
          </table:table-cell>
          <table:table-cell table:style-name="Tabela1.A1" office:value-type="string">
            <text:p text:style-name="P15">37</text:p>
          </table:table-cell>
          <table:table-cell table:style-name="Tabela1.A1" office:value-type="string">
            <text:p text:style-name="P7"><draw:frame draw:style-name="fr1" draw:name="Obraz45" text:anchor-type="as-char" svg:y="-0.395cm" svg:width="0.529cm" svg:height="0.529cm" draw:z-index="42" draw:transform="translate (-0.2645cm 0.1305cm) rotate (4.71238898038469) translate (0.2645cm -0.1305cm)"><draw:image xlink:href="Pictures/100000010000001400000014B12AA7844922A03A.png" xlink:type="simple" xlink:show="embed" xlink:actuate="onLoad" draw:mime-type="image/png"/></draw:frame><text:s/><text:span text:style-name="T5">r</text:span><text:span text:style-name="T2">-turn (</text:span><text:span text:style-name="T5">down to left)</text:span></text:p>
          </table:table-cell>
        </table:table-row>
        <table:table-row table:style-name="TableLine95146480">
          <table:table-cell table:style-name="Tabela1.A1" office:value-type="string">
            <text:p text:style-name="P13">dead tail</text:p>
          </table:table-cell>
          <table:table-cell table:style-name="Tabela1.A1" office:value-type="string">
            <text:p text:style-name="P16">38</text:p>
          </table:table-cell>
          <table:table-cell table:style-name="Tabela1.A1" office:value-type="string">
            <text:p text:style-name="P3"><draw:frame draw:style-name="fr1" draw:name="Obraz21" text:anchor-type="as-char" svg:y="-0.395cm" svg:width="0.529cm" svg:height="0.529cm" draw:z-index="26"><draw:image xlink:href="Pictures/1000000100000014000000143A88D7D5B9182E6D.png" xlink:type="simple" xlink:show="embed" xlink:actuate="onLoad" draw:mime-type="image/png"/></draw:frame><text:s/><text:span text:style-name="T5">tail (right)</text:span></text:p>
          </table:table-cell>
          <table:table-cell table:style-name="Tabela1.A1" office:value-type="string">
            <text:p text:style-name="P15">39</text:p>
          </table:table-cell>
          <table:table-cell table:style-name="Tabela1.A1" office:value-type="string">
            <text:p text:style-name="P10"><text:span text:style-name="T1"><draw:frame draw:style-name="fr1" draw:name="Obraz36" text:anchor-type="as-char" svg:y="-0.395cm" svg:width="0.529cm" svg:height="0.529cm" draw:z-index="43" draw:transform="translate (-0.2645cm 0.1305cm) rotate (1.5707963267949) translate (0.2645cm -0.1305cm)"><draw:image xlink:href="Pictures/1000000100000014000000143A88D7D5B9182E6D.png" xlink:type="simple" xlink:show="embed" xlink:actuate="onLoad" draw:mime-type="image/png"/></draw:frame></text:span><text:span text:style-name="T1"><text:s/></text:span><text:span text:style-name="T5">tail (up)</text:span></text:p>
          </table:table-cell>
          <table:table-cell table:style-name="Tabela1.A1" office:value-type="string">
            <text:p text:style-name="P15">40</text:p>
          </table:table-cell>
          <table:table-cell table:style-name="Tabela1.A1" office:value-type="string">
            <text:p text:style-name="P7"><draw:frame draw:style-name="fr1" draw:name="Obraz41" text:anchor-type="as-char" svg:y="-0.395cm" svg:width="0.529cm" svg:height="0.529cm" draw:z-index="44" draw:transform="translate (-0.2645cm 0.1305cm) rotate (3.14159265358979) translate (0.2645cm -0.1305cm)"><draw:image xlink:href="Pictures/1000000100000014000000143A88D7D5B9182E6D.png" xlink:type="simple" xlink:show="embed" xlink:actuate="onLoad" draw:mime-type="image/png"/></draw:frame><text:s/><text:span text:style-name="T5">tail (left)</text:span></text:p>
          </table:table-cell>
          <table:table-cell table:style-name="Tabela1.A1" office:value-type="string">
            <text:p text:style-name="P15">41</text:p>
          </table:table-cell>
          <table:table-cell table:style-name="Tabela1.A1" office:value-type="string">
            <text:p text:style-name="P7"><draw:frame draw:style-name="fr1" draw:name="Obraz46" text:anchor-type="as-char" svg:y="-0.395cm" svg:width="0.529cm" svg:height="0.529cm" draw:z-index="45" draw:transform="translate (-0.2645cm 0.1305cm) rotate (4.71238898038469) translate (0.2645cm -0.1305cm)"><draw:image xlink:href="Pictures/1000000100000014000000143A88D7D5B9182E6D.png" xlink:type="simple" xlink:show="embed" xlink:actuate="onLoad" draw:mime-type="image/png"/></draw:frame><text:s/><text:span text:style-name="T5">tail (down)</text:span></text:p>
          </table:table-cell>
        </table:table-row>
        <table:table-row table:style-name="TableLine95146480">
          <table:table-cell table:style-name="Tabela1.A1" office:value-type="string">
            <text:p text:style-name="P13">target</text:p>
          </table:table-cell>
          <table:table-cell table:style-name="Tabela1.A1" office:value-type="string">
            <text:p text:style-name="P16">42</text:p>
          </table:table-cell>
          <table:table-cell table:style-name="Tabela1.A1" office:value-type="string">
            <text:p text:style-name="P3"><text:span text:style-name="T2"><draw:frame draw:style-name="fr1" draw:name="Obraz25" text:anchor-type="as-char" svg:y="-0.395cm" svg:width="0.529cm" svg:height="0.529cm" draw:z-index="19"><draw:image xlink:href="Pictures/10000001000000140000001433A5ECC56FA9C944.png" xlink:type="simple" xlink:show="embed" xlink:actuate="onLoad" draw:mime-type="image/png"/></draw:frame></text:span><text:span text:style-name="T2"><text:s/></text:span><text:span text:style-name="T5">red frame</text:span></text:p>
          </table:table-cell>
          <table:table-cell table:style-name="Tabela1.A1" office:value-type="string">
            <text:p text:style-name="P15">43</text:p>
          </table:table-cell>
          <table:table-cell table:style-name="Tabela1.A1" office:value-type="string">
            <text:p text:style-name="P3"><text:span text:style-name="T2"><draw:frame draw:style-name="fr1" draw:name="Obraz29" text:anchor-type="as-char" svg:y="-0.395cm" svg:width="0.529cm" svg:height="0.529cm" draw:z-index="23"><draw:image xlink:href="Pictures/100000010000001400000014543399E7E94F288D.png" xlink:type="simple" xlink:show="embed" xlink:actuate="onLoad" draw:mime-type="image/png"/></draw:frame></text:span><text:span text:style-name="T2"><text:s/></text:span><text:span text:style-name="T5">blue frame</text:span></text:p>
          </table:table-cell>
          <table:table-cell table:style-name="Tabela1.A1" office:value-type="string">
            <text:p text:style-name="P15">44</text:p>
          </table:table-cell>
          <table:table-cell table:style-name="Tabela1.A1" office:value-type="string">
            <text:p text:style-name="P14"><draw:frame draw:style-name="fr1" draw:name="Obraz30" text:anchor-type="as-char" svg:y="-0.395cm" svg:width="0.529cm" svg:height="0.529cm" draw:z-index="24"><draw:image xlink:href="Pictures/100000010000001400000014ADBF531FAED2AD45.png" xlink:type="simple" xlink:show="embed" xlink:actuate="onLoad" draw:mime-type="image/png"/></draw:frame><text:s/>yellow frame</text:p>
          </table:table-cell>
          <table:table-cell table:style-name="Tabela1.A1" office:value-type="string">
            <text:p text:style-name="P15">45</text:p>
          </table:table-cell>
          <table:table-cell table:style-name="Tabela1.A1" office:value-type="string">
            <text:p text:style-name="P14"><draw:frame draw:style-name="fr1" draw:name="Obraz31" text:anchor-type="as-char" svg:y="-0.395cm" svg:width="0.529cm" svg:height="0.529cm" draw:z-index="25"><draw:image xlink:href="Pictures/1000000100000014000000140D75BF989D6B9EE7.png" xlink:type="simple" xlink:show="embed" xlink:actuate="onLoad" draw:mime-type="image/png"/></draw:frame><text:s/>green frame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4T18:54:24.898000000</dc:date>
    <meta:editing-duration>PT49M18S</meta:editing-duration>
    <meta:editing-cycles>9</meta:editing-cycles>
    <meta:generator>LibreOffice/7.3.1.3$Windows_X86_64 LibreOffice_project/a69ca51ded25f3eefd52d7bf9a5fad8c90b87951</meta:generator>
    <meta:document-statistic meta:table-count="1" meta:image-count="46" meta:object-count="0" meta:page-count="1" meta:paragraph-count="105" meta:word-count="203" meta:character-count="976" meta:non-whitespace-character-count="834"/>
  </office:meta>
</office:document-meta>
</file>